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Tahoma, Verdana, Segoe, sans-serif"/>
    <style:font-face style:name="PT Serif" svg:font-family="'PT Serif', TimesNewRoman, 'Times New Roman', Times, Baskerville, Georgi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2pt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fo:letter-spacing="normal" loext:padding="0cm" loext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1.588cm" loext:contextual-spacing="false" fo:orphans="2" fo:widows="2" fo:text-indent="0cm" style:auto-text-indent="false" fo:padding="0cm" fo:border="none"/>
      <style:text-properties fo:font-variant="normal" fo:text-transform="none" fo:color="#222222" fo:letter-spacing="normal"/>
    </style:style>
    <style:style style:name="P8" style:family="paragraph" style:parent-style-name="Text_20_body" style:list-style-name="L1">
      <style:paragraph-properties fo:margin-left="0cm" fo:margin-right="0cm" fo:margin-top="0cm" fo:margin-bottom="0.397cm" loext:contextual-spacing="false" fo:line-height="110%" fo:text-align="center" style:justify-single-word="false" fo:orphans="2" fo:widows="2" fo:text-indent="0cm" style:auto-text-indent="false" fo:padding="0cm" fo:border="none"/>
      <style:text-properties fo:text-transform="uppercase" fo:color="#555555" style:font-name="PT Serif" fo:font-size="15pt" fo:letter-spacing="normal" fo:font-style="normal" fo:font-weight="bold"/>
    </style:style>
    <style:style style:name="P9" style:family="paragraph" style:parent-style-name="Text_20_body">
      <style:paragraph-properties fo:margin-left="0cm" fo:margin-right="0.132cm" style:line-height-at-least="1.058cm" fo:text-indent="0cm" style:auto-text-indent="false"/>
    </style:style>
    <style:style style:name="P10" style:family="paragraph" style:parent-style-name="Heading_20_2">
      <style:paragraph-properties fo:line-height="110%"/>
      <style:text-properties style:font-name="PT Serif" fo:font-size="22.5pt" fo:font-weight="bold"/>
    </style:style>
    <style:style style:name="P11" style:family="paragraph">
      <style:paragraph-properties fo:text-align="start"/>
      <style:text-properties fo:color="#222222" style:text-line-through-style="none" style:text-line-through-type="none" style:font-name="Open Sans" fo:font-size="12pt" fo:font-style="normal" style:text-underline-style="none" fo:font-weight="normal"/>
    </style:style>
    <style:style style:name="P12" style:family="paragraph">
      <style:paragraph-properties fo:text-align="center"/>
      <style:text-properties fo:color="#ffffff" style:font-name="Open Sans" fo:font-size="12pt" fo:font-style="normal" fo:font-weight="normal"/>
    </style:style>
    <style:style style:name="P13" style:family="paragraph">
      <style:paragraph-properties fo:text-align="start"/>
      <style:text-properties fo:color="#444444" style:text-line-through-style="none" style:text-line-through-type="none" style:font-name="Open Sans" fo:font-size="10pt" fo:font-style="normal" style:text-underline-style="none" fo:font-weight="normal"/>
    </style:style>
    <style:style style:name="P14" style:family="paragraph">
      <style:paragraph-properties fo:text-align="center"/>
      <style:text-properties fo:color="#ffffff" style:font-name="Open Sans" fo:font-size="10pt" fo:font-style="normal" fo:font-weight="normal"/>
    </style:style>
    <style:style style:name="T1" style:family="text">
      <style:text-properties fo:color="#222222" style:text-line-through-style="none" style:text-line-through-type="none" style:font-name="PT Serif" fo:font-size="22.5pt" style:text-underline-style="none" fo:font-weight="bold" style:text-blinking="false" loext:padding="0cm" loext:border="none"/>
    </style:style>
    <style:style style:name="T2" style:family="text">
      <style:text-properties fo:font-size="9pt" loext:padding="0cm" loext:border="none"/>
    </style:style>
    <style:style style:name="T3" style:family="text">
      <style:text-properties fo:color="#999999" style:text-line-through-style="none" style:text-line-through-type="none" fo:font-size="9pt" style:text-underline-style="none" style:text-blinking="false" loext:padding="0cm" loext:border="none"/>
    </style:style>
    <style:style style:name="T4" style:family="text">
      <style:text-properties fo:color="#ffffff" style:text-line-through-style="none" style:text-line-through-type="none" fo:font-size="12pt" style:text-underline-style="none" style:text-blinking="false" fo:background-color="#2c8731" loext:char-shading-value="0" loext:padding="0cm" loext:border="none"/>
    </style:style>
    <style:style style:name="T5" style:family="text">
      <style:text-properties fo:color="#ffffff" fo:font-size="12pt" fo:background-color="#2c8731" loext:char-shading-value="0" loext:padding="0cm" loext:border="none"/>
    </style:style>
    <style:style style:name="T6" style:family="text">
      <style:text-properties fo:font-size="12pt" loext:padding="0cm" loext:border="none"/>
    </style:style>
    <style:style style:name="T7" style:family="text">
      <style:text-properties fo:color="#444444" style:text-line-through-style="none" style:text-line-through-type="none" fo:font-size="12pt" style:text-underline-style="none" style:text-blinking="false" fo:background-color="#dddddd" loext:char-shading-value="0" loext:padding="0cm" loext:border="none"/>
    </style:style>
    <style:style style:name="T8" style:family="text">
      <style:text-properties fo:font-variant="normal" fo:text-transform="none" fo:color="#222222" style:text-line-through-style="none" style:text-line-through-type="none" style:font-name="Open Sans" fo:font-size="12pt" fo:letter-spacing="normal" fo:font-style="normal" style:text-underline-style="none" fo:font-weight="normal" style:text-blinking="false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.132cm" fo:margin-top="0.132cm" fo:margin-bottom="0.397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102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2c8731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f4f4f4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444444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automationstepbystep.com//" xlink:type="simple">
          <form:properties>
            <form:property form:property-name="PropertyChangeNotificationEnabled" office:value-type="boolean" office:boolean-value="true"/>
          </form:properties>
          <form:text form:name="s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control-implementation="ooo:com.sun.star.form.component.CommandButton" xml:id="control2" form:id="control2" form:label="»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  <form:form form:apply-filter="true" form:method="post" form:control-implementation="ooo:com.sun.star.form.component.Form" office:target-frame="" xlink:href="https://automationstepbystep.com/?na=s" xlink:type="simple">
          <form:properties>
            <form:property form:property-name="PropertyChangeNotificationEnabled" office:value-type="boolean" office:boolean-value="true"/>
          </form:properties>
          <form:text form:name="n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control-implementation="ooo:com.sun.star.form.component.CommandButton" xml:id="control4" form:id="control4" form:label="Subscribe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automationstepbystep.com/2017/11/05/jmeter-beginner-tutorial-24-how-to-debug/" text:style-name="Internet_20_link" text:visited-style-name="Visited_20_Internet_20_Link"><text:span text:style-name="T1">JMeter Beginner Tutorial 24 – How to DEBUG</text:span></text:a></text:h>
      <text:p text:style-name="P6"><text:span text:style-name="T2">November 5, 2017</text:span><text:a xlink:type="simple" xlink:href="https://automationstepbystep.com/category/automation/" text:style-name="Internet_20_link" text:visited-style-name="Visited_20_Internet_20_Link"><text:span text:style-name="T3">Automation</text:span></text:a><text:span text:style-name="T2">, </text:span><text:a xlink:type="simple" xlink:href="https://automationstepbystep.com/category/jmeter/" text:style-name="Internet_20_link" text:visited-style-name="Visited_20_Internet_20_Link"><text:span text:style-name="T3">JMeter</text:span></text:a><text:span text:style-name="T2">, </text:span><text:a xlink:type="simple" xlink:href="https://automationstepbystep.com/category/performancetesting/" text:style-name="Internet_20_link" text:visited-style-name="Visited_20_Internet_20_Link">Performance Testing</text:a><text:a xlink:type="simple" xlink:href="https://automationstepbystep.com/2017/11/05/jmeter-beginner-tutorial-24-how-to-debug/#respond" text:style-name="Internet_20_link" text:visited-style-name="Visited_20_Internet_20_Link">Comments: 0</text:a></text:p>
      <text:p text:style-name="P1"><draw:a xlink:type="simple" xlink:href="https://automationstepbystep.com/2017/11/05/jmeter-beginner-tutorial-24-how-to-debug/"><draw:frame draw:style-name="fr2" draw:name="Image1" text:anchor-type="paragraph" svg:width="7.99cm" svg:height="4.524cm" draw:z-index="0"><draw:image xlink:href="https://i2.wp.com/automationstepbystep.com/wp-content/uploads/2017/11/jmeter-beginner-tutorial-24-how.jpg?fit=300%2C169&amp;ssl=1" xlink:type="simple" xlink:show="embed" xlink:actuate="onLoad" loext:mime-type="image/jpeg"/></draw:frame></draw:a>Notes: Today we will learn: 1. How to debug and fix errors 2. How to use Debug Sampler Step 1 : Analyse with Listener – View Results Tree Step 2 : Analyse information in Log Viewer Step 3 : Add Listner – Debug Sampler Helpful Tips How to use Debug PostProcessor Enable Debug for elements …</text:p>
      <text:p text:style-name="P2"><text:a xlink:type="simple" xlink:href="https://automationstepbystep.com/2017/11/05/jmeter-beginner-tutorial-24-how-to-debug/#more-420" text:style-name="Internet_20_link" text:visited-style-name="Visited_20_Internet_20_Link"><text:span text:style-name="T4">Read more</text:span></text:a></text:p>
      <text:p text:style-name="P9"><draw:frame draw:style-name="fr1" draw:name="Frame1" text:anchor-type="char" svg:width="0.041cm" draw:z-index="1"><draw:text-box fo:min-height="0.041cm"><text:h text:style-name="P10" text:outline-level="2">Posts navigation</text:h></draw:text-box></draw:frame><text:a xlink:type="simple" xlink:href="https://automationstepbystep.com/tag/raghav-pal/" text:style-name="Internet_20_link" text:visited-style-name="Visited_20_Internet_20_Link"><text:span text:style-name="T7">« Prev</text:span></text:a><text:span text:style-name="T6"> </text:span><text:a xlink:type="simple" xlink:href="https://automationstepbystep.com/tag/raghav-pal/" text:style-name="Internet_20_link" text:visited-style-name="Visited_20_Internet_20_Link"><text:span text:style-name="T7">1</text:span></text:a><text:span text:style-name="T6"> </text:span><text:span text:style-name="T5">2</text:span></text:p>
      <text:list xml:id="list2007775892" text:style-name="L1">
        <text:list-item>
          <text:p text:style-name="P7"><text:bookmark text:name="widgetlist"/><text:bookmark text:name="search-5"/><draw:control text:anchor-type="as-char" draw:z-index="2" draw:style-name="gr1" draw:text-style-name="P11" svg:width="9.526cm" svg:height="0.768cm" draw:control="control1"/><draw:control text:anchor-type="as-char" draw:z-index="3" draw:style-name="gr2" draw:text-style-name="P12" svg:width="1.059cm" svg:height="1.138cm" draw:control="control2"/></text:p>
        </text:list-item>
        <text:list-item>
          <text:p text:style-name="P8"><text:bookmark text:name="newsletterwidgetminimal-2"/>LEARN SOMETHING NEW STEP BY STEP</text:p>
          <text:p text:style-name="P3"><draw:control text:anchor-type="as-char" draw:z-index="4" draw:style-name="gr3" draw:text-style-name="P13" svg:width="22.702cm" svg:height="0.662cm" draw:control="control3"/><draw:control text:anchor-type="as-char" draw:z-index="5" draw:style-name="gr4" draw:text-style-name="P14" svg:width="22.702cm" svg:height="1.033cm" draw:control="control4"/></text:p>
          <text:list>
            <text:list-item>
              <text:p text:style-name="P4"><text:bookmark text:name="nav_menu-5"/><text:bookmark text:name="menu-side-bar-menu"/><text:bookmark text:name="menu-item-945"/><text:a xlink:type="simple" xlink:href="https://automationstepbystep.com/909-2/online-courses/" text:style-name="Internet_20_link" text:visited-style-name="Visited_20_Internet_20_Link"><text:span text:style-name="T8">Online Courses</text:span></text:a></text:p>
            </text:list-item>
            <text:list-item>
              <text:p text:style-name="P4"><text:bookmark text:name="menu-item-175"/><text:a xlink:type="simple" xlink:href="https://automationstepbystep.com/selenium/" text:style-name="Internet_20_link" text:visited-style-name="Visited_20_Internet_20_Link"><text:span text:style-name="T8">Selenium</text:span></text:a></text:p>
            </text:list-item>
            <text:list-item>
              <text:p text:style-name="P4"><text:bookmark text:name="menu-item-169"/><text:a xlink:type="simple" xlink:href="https://automationstepbystep.com/jenkins/" text:style-name="Internet_20_link" text:visited-style-name="Visited_20_Internet_20_Link"><text:span text:style-name="T8">Jenkins Beginner</text:span></text:a></text:p>
            </text:list-item>
            <text:list-item>
              <text:p text:style-name="P4"><text:bookmark text:name="menu-item-170"/><text:a xlink:type="simple" xlink:href="https://automationstepbystep.com/jmeter/" text:style-name="Internet_20_link" text:visited-style-name="Visited_20_Internet_20_Link"><text:span text:style-name="T8">JMeter</text:span></text:a></text:p>
            </text:list-item>
            <text:list-item>
              <text:p text:style-name="P4"><text:bookmark text:name="menu-item-166"/><text:a xlink:type="simple" xlink:href="https://automationstepbystep.com/docker/" text:style-name="Internet_20_link" text:visited-style-name="Visited_20_Internet_20_Link"><text:span text:style-name="T8">Docker</text:span></text:a></text:p>
            </text:list-item>
            <text:list-item>
              <text:p text:style-name="P4"><text:bookmark text:name="menu-item-167"/><text:a xlink:type="simple" xlink:href="https://automationstepbystep.com/git-and-github/" text:style-name="Internet_20_link" text:visited-style-name="Visited_20_Internet_20_Link"><text:span text:style-name="T8">Git and GitHub</text:span></text:a></text:p>
            </text:list-item>
            <text:list-item>
              <text:p text:style-name="P4"><text:bookmark text:name="menu-item-168"/><text:a xlink:type="simple" xlink:href="https://automationstepbystep.com/java-for-automation/" text:style-name="Internet_20_link" text:visited-style-name="Visited_20_Internet_20_Link"><text:span text:style-name="T8">Java for Automation</text:span></text:a></text:p>
            </text:list-item>
            <text:list-item>
              <text:p text:style-name="P4"><text:bookmark text:name="menu-item-171"/><text:a xlink:type="simple" xlink:href="https://automationstepbystep.com/katalon-studio/" text:style-name="Internet_20_link" text:visited-style-name="Visited_20_Internet_20_Link"><text:span text:style-name="T8">Katalon Studio</text:span></text:a></text:p>
            </text:list-item>
            <text:list-item>
              <text:p text:style-name="P4"><text:bookmark text:name="menu-item-172"/><text:a xlink:type="simple" xlink:href="https://automationstepbystep.com/maven/" text:style-name="Internet_20_link" text:visited-style-name="Visited_20_Internet_20_Link"><text:span text:style-name="T8">Maven</text:span></text:a></text:p>
            </text:list-item>
            <text:list-item>
              <text:p text:style-name="P4"><text:bookmark text:name="menu-item-173"/><text:a xlink:type="simple" xlink:href="https://automationstepbystep.com/redis/" text:style-name="Internet_20_link" text:visited-style-name="Visited_20_Internet_20_Link"><text:span text:style-name="T8">Redis</text:span></text:a></text:p>
            </text:list-item>
            <text:list-item>
              <text:p text:style-name="P4"><text:bookmark text:name="menu-item-174"/><text:a xlink:type="simple" xlink:href="https://automationstepbystep.com/rest-web-services-api/" text:style-name="Internet_20_link" text:visited-style-name="Visited_20_Internet_20_Link"><text:span text:style-name="T8">REST Web Services (API)</text:span></text:a></text:p>
            </text:list-item>
            <text:list-item>
              <text:p text:style-name="P4"><text:bookmark text:name="menu-item-176"/><text:a xlink:type="simple" xlink:href="https://automationstepbystep.com/soap-web-services-api/" text:style-name="Internet_20_link" text:visited-style-name="Visited_20_Internet_20_Link"><text:span text:style-name="T8">SOAP Web Services (API)</text:span></text:a></text:p>
            </text:list-item>
            <text:list-item>
              <text:p text:style-name="P4"><text:bookmark text:name="menu-item-209"/><text:a xlink:type="simple" xlink:href="https://automationstepbystep.com/?page_id=203" text:style-name="Internet_20_link" text:visited-style-name="Visited_20_Internet_20_Link"><text:span text:style-name="T8">Step by Step Tutorials</text:span></text:a></text:p>
            </text:list-item>
            <text:list-item>
              <text:p text:style-name="P4"><text:bookmark text:name="menu-item-228"/><text:a xlink:type="simple" xlink:href="https://automationstepbystep.com/select-your-topic/" text:style-name="Internet_20_link" text:visited-style-name="Visited_20_Internet_20_Link"><text:span text:style-name="T8">Learn Automation Step by Step</text:span></text:a></text:p>
            </text:list-item>
            <text:list-item>
              <text:p text:style-name="P4"><text:bookmark text:name="menu-item-672"/><text:a xlink:type="simple" xlink:href="https://automationstepbystep.com/selenium-introduction/" text:style-name="Internet_20_link" text:visited-style-name="Visited_20_Internet_20_Link"><text:span text:style-name="T8">Selenium Introduction</text:span></text:a></text:p>
            </text:list-item>
            <text:list-item>
              <text:p text:style-name="P4"><text:bookmark text:name="menu-item-943"/><text:a xlink:type="simple" xlink:href="https://automationstepbystep.com/ui-testing/" text:style-name="Internet_20_link" text:visited-style-name="Visited_20_Internet_20_Link"><text:span text:style-name="T8">UI Testing</text:span></text:a></text:p>
            </text:list-item>
            <text:list-item>
              <text:p text:style-name="P4"><text:bookmark text:name="menu-item-951"/><text:a xlink:type="simple" xlink:href="https://automationstepbystep.com/api-testing/" text:style-name="Internet_20_link" text:visited-style-name="Visited_20_Internet_20_Link"><text:span text:style-name="T8">API Testing</text:span></text:a></text:p>
            </text:list-item>
            <text:list-item>
              <text:p text:style-name="P4"><text:bookmark text:name="menu-item-954"/><text:soft-page-break/><text:a xlink:type="simple" xlink:href="https://automationstepbystep.com/mobile-testing/" text:style-name="Internet_20_link" text:visited-style-name="Visited_20_Internet_20_Link"><text:span text:style-name="T8">Mobile Testing</text:span></text:a></text:p>
            </text:list-item>
            <text:list-item>
              <text:p text:style-name="P4"><text:bookmark text:name="menu-item-962"/><text:a xlink:type="simple" xlink:href="https://automationstepbystep.com/ci-cd-devops/" text:style-name="Internet_20_link" text:visited-style-name="Visited_20_Internet_20_Link"><text:span text:style-name="T8">CI CD DevOps</text:span></text:a></text:p>
            </text:list-item>
            <text:list-item>
              <text:p text:style-name="P4"><text:bookmark text:name="menu-item-966"/><text:a xlink:type="simple" xlink:href="https://automationstepbystep.com/git-github/" text:style-name="Internet_20_link" text:visited-style-name="Visited_20_Internet_20_Link"><text:span text:style-name="T8">Git &amp; GitHub</text:span></text:a></text:p>
            </text:list-item>
            <text:list-item>
              <text:p text:style-name="P4"><text:bookmark text:name="menu-item-975"/><text:a xlink:type="simple" xlink:href="https://automationstepbystep.com/performance-testing/" text:style-name="Internet_20_link" text:visited-style-name="Visited_20_Internet_20_Link"><text:span text:style-name="T8">Performance Testing</text:span></text:a></text:p>
            </text:list-item>
            <text:list-item>
              <text:p text:style-name="P4"><text:bookmark text:name="menu-item-989"/><text:a xlink:type="simple" xlink:href="https://automationstepbystep.com/jenkins-2/" text:style-name="Internet_20_link" text:visited-style-name="Visited_20_Internet_20_Link"><text:span text:style-name="T8">Jenkins</text:span></text:a></text:p>
            </text:list-item>
            <text:list-item>
              <text:p text:style-name="P4"><text:bookmark text:name="menu-item-1058"/><text:a xlink:type="simple" xlink:href="https://automationstepbystep.com/newsletter/" text:style-name="Internet_20_link" text:visited-style-name="Visited_20_Internet_20_Link"><text:span text:style-name="T8">Newsletter</text:span></text:a></text:p>
            </text:list-item>
          </text:list>
        </text:list-item>
      </text:list>
      <text:section text:style-name="Sect1" text:name="google_translate_element">
        <text:list xml:id="list132110671504126" text:continue-numbering="true" text:style-name="L1">
          <text:list-item>
            <text:p text:style-name="P5"/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Tahoma, Verdana, Segoe, sans-serif"/>
    <style:font-face style:name="PT Serif" svg:font-family="'PT Serif', TimesNewRoman, 'Times New Roman', Times, Baskerville, Georgi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3:19:42.929016231</meta:creation-date>
    <dc:date>2018-11-06T13:21:08.667859820</dc:date>
    <meta:editing-duration>PT1M26S</meta:editing-duration>
    <meta:editing-cycles>1</meta:editing-cycles>
    <meta:document-statistic meta:table-count="0" meta:image-count="1" meta:object-count="0" meta:page-count="2" meta:paragraph-count="33" meta:word-count="161" meta:character-count="811" meta:non-whitespace-character-count="704"/>
    <meta:generator>LibreOffice/6.0.6.2$Linux_X86_64 LibreOffice_project/00m0$Build-2</meta:generator>
  </office:meta>
</office:document-meta>
</file>